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b2d0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ira Code" fo:font-size="13pt" fo:font-weight="bold" officeooo:rsid="00287197" officeooo:paragraph-rsid="00287197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 Retina" officeooo:paragraph-rsid="0019a014"/>
    </style:style>
    <style:style style:name="P7" style:family="paragraph" style:parent-style-name="Standard">
      <style:text-properties style:font-name="Fira Code Retina" officeooo:rsid="001e4285" officeooo:paragraph-rsid="001e4285"/>
    </style:style>
    <style:style style:name="P8" style:family="paragraph" style:parent-style-name="Standard">
      <style:text-properties style:font-name="Fira Code Retina" officeooo:rsid="00284cd5" officeooo:paragraph-rsid="00284cd5"/>
    </style:style>
    <style:style style:name="P9" style:family="paragraph" style:parent-style-name="Standard">
      <style:text-properties officeooo:paragraph-rsid="001e4285"/>
    </style:style>
    <style:style style:name="P10" style:family="paragraph" style:parent-style-name="Standard">
      <style:paragraph-properties fo:text-align="center" style:justify-single-word="false"/>
      <style:text-properties style:font-name="Fira Code" fo:font-size="13pt" fo:font-weight="bold" officeooo:rsid="00269edd" officeooo:paragraph-rsid="00284cd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ira Code" fo:font-size="13pt" fo:font-weight="bold" officeooo:rsid="00269edd" officeooo:paragraph-rsid="0029de5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ira Code" fo:font-size="13pt" fo:font-weight="bold" officeooo:rsid="00269edd" officeooo:paragraph-rsid="002b8b0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ira Code" fo:font-size="13pt" fo:font-weight="bold" officeooo:rsid="00269edd" officeooo:paragraph-rsid="0031f104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ira Code" fo:font-size="13pt" fo:font-weight="bold" officeooo:rsid="0029de5e" officeooo:paragraph-rsid="0029de5e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ira Code" fo:font-size="13pt" fo:font-weight="bold" officeooo:rsid="0029de5e" officeooo:paragraph-rsid="0031f10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 fo:break-before="column"/>
      <style:text-properties style:font-name="Fira Code" officeooo:rsid="0029de5e" officeooo:paragraph-rsid="0029de5e"/>
    </style:style>
    <style:style style:name="P17" style:family="paragraph" style:parent-style-name="Standard">
      <style:paragraph-properties fo:text-align="center" style:justify-single-word="false" fo:break-before="column"/>
      <style:text-properties style:font-name="Fira Code" officeooo:rsid="0029de5e" officeooo:paragraph-rsid="0031f104"/>
    </style:style>
    <style:style style:name="P18" style:family="paragraph" style:parent-style-name="Standard" style:list-style-name="L1">
      <style:text-properties officeooo:paragraph-rsid="0029de5e"/>
    </style:style>
    <style:style style:name="P19" style:family="paragraph" style:parent-style-name="Standard" style:list-style-name="L1">
      <style:paragraph-properties fo:break-before="column"/>
      <style:text-properties officeooo:paragraph-rsid="0029de5e"/>
    </style:style>
    <style:style style:name="P20" style:family="paragraph" style:parent-style-name="Standard" style:list-style-name="L1">
      <style:text-properties officeooo:paragraph-rsid="00284cd5"/>
    </style:style>
    <style:style style:name="P21" style:family="paragraph" style:parent-style-name="Standard" style:list-style-name="L1">
      <style:text-properties officeooo:paragraph-rsid="002b8b04"/>
    </style:style>
    <style:style style:name="P22" style:family="paragraph" style:parent-style-name="Standard" style:list-style-name="L1">
      <style:text-properties style:font-name="Fira Code Retina" officeooo:rsid="00282918" officeooo:paragraph-rsid="00284cd5"/>
    </style:style>
    <style:style style:name="P23" style:family="paragraph" style:parent-style-name="Standard" style:list-style-name="L4">
      <style:text-properties style:font-name="Fira Code Retina" officeooo:paragraph-rsid="002eb382"/>
    </style:style>
    <style:style style:name="P24" style:family="paragraph" style:parent-style-name="Standard" style:list-style-name="L4">
      <style:paragraph-properties fo:break-before="column"/>
      <style:text-properties style:font-name="Fira Code Retina" officeooo:paragraph-rsid="002eb382"/>
    </style:style>
    <style:style style:name="P25" style:family="paragraph" style:parent-style-name="Standard" style:list-style-name="L4">
      <style:text-properties style:font-name="Fira Code Retina" officeooo:paragraph-rsid="002ff97b"/>
    </style:style>
    <style:style style:name="P26" style:family="paragraph" style:parent-style-name="Standard">
      <style:text-properties style:font-name="Fira Code Retina" officeooo:paragraph-rsid="0029de5e"/>
    </style:style>
    <style:style style:name="P27" style:family="paragraph" style:parent-style-name="Standard" style:list-style-name="L2">
      <style:text-properties style:font-name="Fira Code Retina" officeooo:rsid="002b8b04" officeooo:paragraph-rsid="002b8b04"/>
    </style:style>
    <style:style style:name="P28" style:family="paragraph" style:parent-style-name="Standard" style:list-style-name="L2">
      <style:paragraph-properties fo:break-before="column"/>
      <style:text-properties style:font-name="Fira Code Retina" officeooo:rsid="002b8b04" officeooo:paragraph-rsid="002b8b04"/>
    </style:style>
    <style:style style:name="P29" style:family="paragraph" style:parent-style-name="Standard" style:list-style-name="L3">
      <style:text-properties style:font-name="Fira Code Retina" officeooo:rsid="002c731b" officeooo:paragraph-rsid="002c731b"/>
    </style:style>
    <style:style style:name="P30" style:family="paragraph" style:parent-style-name="Standard" style:list-style-name="L3">
      <style:paragraph-properties fo:break-before="column"/>
      <style:text-properties style:font-name="Fira Code Retina" officeooo:rsid="002c731b" officeooo:paragraph-rsid="002c731b"/>
    </style:style>
    <style:style style:name="P31" style:family="paragraph" style:parent-style-name="Standard">
      <style:text-properties style:font-name="Fira Code Retina" officeooo:paragraph-rsid="0031f104"/>
    </style:style>
    <style:style style:name="P32" style:family="paragraph" style:parent-style-name="Standard">
      <style:paragraph-properties fo:text-align="center" style:justify-single-word="false"/>
      <style:text-properties officeooo:paragraph-rsid="00287197"/>
    </style:style>
    <style:style style:name="P33" style:family="paragraph" style:parent-style-name="Standard" style:list-style-name="L1">
      <style:text-properties officeooo:rsid="002b8b04" officeooo:paragraph-rsid="002b8b04"/>
    </style:style>
    <style:style style:name="P34" style:family="paragraph" style:parent-style-name="Standard">
      <style:paragraph-properties fo:text-align="center" style:justify-single-word="false"/>
      <style:text-properties style:font-name="Fira Code" fo:font-size="13pt" fo:font-weight="bold" officeooo:rsid="00284cd5" officeooo:paragraph-rsid="00284cd5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Fira Code" fo:font-size="13pt" fo:font-weight="bold" officeooo:rsid="00287197" officeooo:paragraph-rsid="00287197" style:font-size-asian="13pt" style:font-weight-asian="bold" style:font-size-complex="13pt" style:font-weight-complex="bold"/>
    </style:style>
    <style:style style:name="T1" style:family="text">
      <style:text-properties style:font-name="Fira Code" fo:font-size="15pt" fo:font-weight="bold" officeooo:rsid="0025095e" style:font-size-asian="15pt" style:font-weight-asian="bold" style:font-size-complex="15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officeooo:rsid="0028b02c"/>
    </style:style>
    <style:style style:name="T4" style:family="text">
      <style:text-properties style:font-name="Fira Code Retina" officeooo:rsid="00282918"/>
    </style:style>
    <style:style style:name="T5" style:family="text">
      <style:text-properties style:font-name="Fira Code Retina" officeooo:rsid="0029de5e"/>
    </style:style>
    <style:style style:name="T6" style:family="text">
      <style:text-properties style:font-name="Fira Code Retina" officeooo:rsid="00284cd5"/>
    </style:style>
    <style:style style:name="T7" style:family="text">
      <style:text-properties style:font-name="Fira Code Retina" officeooo:rsid="002b8b04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284cd5" style:font-size-asian="13pt" style:font-weight-asian="bold" style:font-size-complex="13pt" style:font-weight-complex="bold"/>
    </style:style>
    <style:style style:name="T10" style:family="text">
      <style:text-properties officeooo:rsid="00267d98"/>
    </style:style>
    <style:style style:name="T11" style:family="text">
      <style:text-properties officeooo:rsid="0029de5e"/>
    </style:style>
    <style:style style:name="T12" style:family="text">
      <style:text-properties officeooo:rsid="001e4285"/>
    </style:style>
    <style:style style:name="T13" style:family="text">
      <style:text-properties officeooo:rsid="002b8b04"/>
    </style:style>
    <style:style style:name="T14" style:family="text">
      <style:text-properties officeooo:rsid="002c731b"/>
    </style:style>
    <style:style style:name="T15" style:family="text">
      <style:text-properties officeooo:rsid="002ff97b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Accesibilidad en Interfaces</text:span><text:line-break/><text:span text:style-name="T10">Enumeramos los tipos de discapacidades que pueden afectar al manejo de interfaces, las barreras que presentan y posibles soluciones.</text:span></text:p>
      <text:p text:style-name="P6"/>
      <text:section text:style-name="Sect1" text:name="Sección1">
        <text:p text:style-name="P14">Barreras</text:p>
        <text:p text:style-name="P16"><text:span text:style-name="T9">P</text:span><text:span text:style-name="T8">osibles Soluciones</text:span></text:p>
      </text:section>
      <text:p text:style-name="P10"/>
      <text:p text:style-name="P11"><text:span text:style-name="T12">Discapacidad </text:span><text:span text:style-name="T11">V</text:span><text:span text:style-name="T12">isual</text:span></text:p>
      <text:p text:style-name="P7"/>
      <text:section text:style-name="Sect1" text:name="Sección2">
        <text:list text:style-name="L1">
          <text:list-item>
            <text:p text:style-name="P20"><text:span text:style-name="T4">Dificultad/imposibilidad de leer texto, </text:span><text:span text:style-name="T5">imágenes o gráficos.</text:span></text:p>
          </text:list-item>
          <text:list-item>
            <text:p text:style-name="P22">Problemas para percibir colores o contrastes.</text:p>
          </text:list-item>
          <text:list-item>
            <text:p text:style-name="P22">Imposibilidad de usar un ratón si la persona es completamente ciega.</text:p>
          </text:list-item>
          <text:list-item>
            <text:p text:style-name="P22">Confundir elementos y botones.</text:p>
          </text:list-item>
          <text:list-item>
            <text:p text:style-name="P19"><text:span text:style-name="T5">Crear el contenido compatible con lectores de pantalla.</text:span></text:p>
          </text:list-item>
          <text:list-item>
            <text:p text:style-name="P18"><text:span text:style-name="T6">Diseñar con contraste suficiente entre el texto y el fondo.</text:span></text:p>
          </text:list-item>
          <text:list-item>
            <text:p text:style-name="P21"><text:span text:style-name="T6">Texto ajustable: Permitir a los usuarios ajustar el tamaño del texto.</text:span></text:p>
          </text:list-item>
          <text:list-item>
            <text:p text:style-name="P21"><text:span text:style-name="T7">Permitir todas las funciones solo con el teclado, sin usar el ratón.</text:span></text:p>
          </text:list-item>
          <text:list-item>
            <text:p text:style-name="P33"><text:span text:style-name="T6">A</text:span><text:span text:style-name="T2">compañar los gráficos e imágenes de descripciones.</text:span></text:p>
          </text:list-item>
        </text:list>
        <text:p text:style-name="P8"/>
      </text:section>
      <text:p text:style-name="P9"><text:span text:style-name="T2"/></text:p>
      <text:p text:style-name="P12"><text:span text:style-name="T12">Discapacidad </text:span><text:span text:style-name="T13">Auditiva y/</text:span><text:span text:style-name="T14">o</text:span><text:span text:style-name="T13"> del Habla</text:span></text:p>
      <text:p text:style-name="P9"><text:span text:style-name="T2"/></text:p>
      <text:section text:style-name="Sect1" text:name="Sección3">
        <text:list text:style-name="L2">
          <text:list-item>
            <text:p text:style-name="P27">Imposibilidad de escuchar audio o advertencias sonoras.</text:p>
          </text:list-item>
          <text:list-item>
            <text:p text:style-name="P27">Dificultades con contenido multimedia como videos y audios.</text:p>
          </text:list-item>
          <text:list-item>
            <text:p text:style-name="P27">Imposibilidad de usar sistemas de control por voz.</text:p>
          </text:list-item>
          <text:list-item>
            <text:p text:style-name="P27">Dificultad para comunicarse en tiempo real en aplicaciones que dependen de la voz.</text:p>
          </text:list-item>
          <text:list-item>
            <text:p text:style-name="P28">Aportar subtítulos y transcripciones de audio.</text:p>
          </text:list-item>
          <text:list-item>
            <text:p text:style-name="P27">Reemplazar alertas sonoras con visuales o vibraciones.</text:p>
          </text:list-item>
          <text:list-item>
            <text:p text:style-name="P27">Ofrecer alternativas de comunicación que no sean por voz (Ej.: Atención al cliente por chat)</text:p>
          </text:list-item>
        </text:list>
      </text:section>
      <text:p text:style-name="P31"><text:soft-page-break/></text:p>
      <text:section text:style-name="Sect1" text:name="Sección6">
        <text:p text:style-name="P15">Barreras</text:p>
        <text:p text:style-name="P17"><text:span text:style-name="T9">P</text:span><text:span text:style-name="T8">osibles Soluciones</text:span></text:p>
      </text:section>
      <text:p text:style-name="P13"/>
      <text:p text:style-name="P34">Discapacidad <text:span text:style-name="T13">Motora </text:span><text:span text:style-name="T14">o Física</text:span></text:p>
      <text:p text:style-name="P4"/>
      <text:section text:style-name="Sect1" text:name="Sección4">
        <text:list text:style-name="L3">
          <text:list-item>
            <text:p text:style-name="P29">Dificultad para usar un ratón o teclado.</text:p>
          </text:list-item>
          <text:list-item>
            <text:p text:style-name="P29">Dificultad para realizar movimientos precisos o rápidos.</text:p>
          </text:list-item>
          <text:list-item>
            <text:p text:style-name="P29">Problemas para interactuar con interfaces táctiles.</text:p>
          </text:list-item>
          <text:list-item>
            <text:p text:style-name="P30">Compatibilidad con dispositivos de asistencia, como teclados alternativos, palancas o dispositivos de seguimiento ocular.</text:p>
          </text:list-item>
          <text:list-item>
            <text:p text:style-name="P29">Botones grandes y accesibles.</text:p>
          </text:list-item>
          <text:list-item>
            <text:p text:style-name="P29">En dispositivos táctiles se pueden ofrecer alternativas a gestos complejos como hacer zoom o deslizar ventanas.</text:p>
          </text:list-item>
        </text:list>
      </text:section>
      <text:p text:style-name="P4"/>
      <text:p text:style-name="P5">Discapacidad <text:span text:style-name="T14">Cognitiva o Intelectual</text:span></text:p>
      <text:p text:style-name="P5"><text:span text:style-name="T2"/></text:p>
      <text:section text:style-name="Sect1" text:name="Sección5">
        <text:list text:style-name="L4">
          <text:list-item>
            <text:p text:style-name="P23">Dificultad para procesar información compleja o rápida.</text:p>
          </text:list-item>
          <text:list-item>
            <text:p text:style-name="P23">Dificultad para recordar secuencias o instrucciones complicadas.</text:p>
          </text:list-item>
          <text:list-item>
            <text:p text:style-name="P23">Sobrecarga cognitiva al interactuar con interfaces desordenadas o llenas de información.</text:p>
          </text:list-item>
          <text:list-item>
            <text:p text:style-name="P24">Interfaces simples y limpias, <text:span text:style-name="T15">e</text:span>vita<text:span text:style-name="T15">ndo</text:span> la sobrecarga de información.</text:p>
          </text:list-item>
          <text:list-item>
            <text:p text:style-name="P25"><text:span text:style-name="T15">Ofrecer a</text:span>yuda visual y tutoriales <text:span text:style-name="T15">para el uso de la aplicación.</text:span></text:p>
          </text:list-item>
          <text:list-item>
            <text:p text:style-name="P23"><text:span text:style-name="T15">Utilizar un lenguaje claro y conciso, evitando términos complejos</text:span>.</text:p>
          </text:list-item>
          <text:list-item>
            <text:p text:style-name="P23">Dar tiempo <text:span text:style-name="T15">suficiente para</text:span> realizar acciones, <text:span text:style-name="T15">y si hay temporizadores,</text:span> <text:span text:style-name="T15">dar</text:span> opción <text:span text:style-name="T15">a</text:span> desactivarlos.</text:p>
          </text:list-item>
        </text:list>
      </text:section>
      <text:p text:style-name="P4"/>
      <text:p text:style-name="P3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03T17:05:38.381999800">03/10/24</text:date></text:p>
      </style:header>
      <style:footer>
        <text:p text:style-name="MP2">Oscar Montero Hinojosa</text:p>
        <text:p text:style-name="MP3">Sistemas de Gestión Empresarial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03T16:12:04.889000000</dc:date>
    <meta:editing-duration>PT2H53M38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1" meta:word-count="342" meta:character-count="2275" meta:non-whitespace-character-count="2003"/>
  </office:meta>
</office:document-meta>
</file>